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214cm" fo:min-width="3.645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4.834cm" fo:min-width="3.7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4.55cm" fo:min-width="4.691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25cm" fo:min-width="3.37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2.05cm" fo:min-width="2.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2.8cm" svg:x="1.1cm" svg:y="6.1cm">
          <text:p text:style-name="P1"><text:span text:style-name="T1">Us</text:span><text:span text:style-name="T1">er</text:span><text:span text:style-name="T1">Pr</text:span><text:span text:style-name="T1">ofil</text:span><text:span text:style-name="T1">e</text:span></text:p>
          <text:p text:style-name="P1"><text:span text:style-name="T2"># id</text:span></text:p>
          <text:p text:style-name="P1"><text:span text:style-name="T2">acti</text:span><text:span text:style-name="T2">vati</text:span><text:span text:style-name="T2">on</text:span><text:span text:style-name="T2">_ke</text:span><text:span text:style-name="T2">y</text:span></text:p>
          <text:p text:style-name="P1"><text:span text:style-name="T2">key</text:span><text:span text:style-name="T2">_ex</text:span><text:span text:style-name="T2">pir</text:span><text:span text:style-name="T2">es</text:span></text:p>
          <text:p text:style-name="P1"><text:span text:style-name="T2">use</text:span><text:span text:style-name="T2">r_i</text:span><text:span text:style-name="T2">d</text:span></text:p>
          <text:p text:style-name="P1"><text:span text:style-name="T2">use</text:span><text:span text:style-name="T2">d_k</text:span><text:span text:style-name="T2">ey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45cm" svg:height="2.464cm" svg:x="7.2cm" svg:y="1.2cm">
          <text:p text:style-name="P1"><text:span text:style-name="T1">U</text:span><text:span text:style-name="T1">s</text:span><text:span text:style-name="T1">er</text:span><text:span text:style-name="T1">P</text:span><text:span text:style-name="T1">a</text:span><text:span text:style-name="T1">s</text:span><text:span text:style-name="T1">s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/text:p>
          <text:p text:style-name="P1"><text:span text:style-name="T2"># </text:span><text:span text:style-name="T2">id</text:span></text:p>
          <text:p text:style-name="P1"><text:span text:style-name="T2">p</text:span><text:span text:style-name="T2">a</text:span><text:span text:style-name="T2">ss</text:span><text:span text:style-name="T2">_</text:span><text:span text:style-name="T2">k</text:span><text:span text:style-name="T2">e</text:span><text:span text:style-name="T2">y</text:span></text:p>
          <text:p text:style-name="P1"><text:span text:style-name="T2">k</text:span><text:span text:style-name="T2">e</text:span><text:span text:style-name="T2">y</text:span><text:span text:style-name="T2">_</text:span><text:span text:style-name="T2">e</text:span><text:span text:style-name="T2">x</text:span><text:span text:style-name="T2">pi</text:span><text:span text:style-name="T2">re</text:span><text:span text:style-name="T2">s</text:span></text:p>
          <text:p text:style-name="P1"><text:span text:style-name="T2">u</text:span><text:span text:style-name="T2">s</text:span><text:span text:style-name="T2">er</text:span><text:span text:style-name="T2">_i</text:span><text:span text:style-name="T2">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5.084cm" svg:x="7.2cm" svg:y="5.064cm">
          <text:p text:style-name="P1"><text:span text:style-name="T1">a</text:span><text:span text:style-name="T1">ut</text:span><text:span text:style-name="T1">h</text:span><text:span text:style-name="T1">_</text:span><text:span text:style-name="T1">u</text:span><text:span text:style-name="T1">s</text:span><text:span text:style-name="T1">er</text:span></text:p>
          <text:p text:style-name="P1"><text:span text:style-name="T2"># </text:span><text:span text:style-name="T2">id</text:span></text:p>
          <text:p text:style-name="P1"><text:span text:style-name="T2">p</text:span><text:span text:style-name="T2">a</text:span><text:span text:style-name="T2">ss</text:span><text:span text:style-name="T2">w</text:span><text:span text:style-name="T2">or</text:span><text:span text:style-name="T2">d</text:span></text:p>
          <text:p text:style-name="P1"><text:span text:style-name="T2">la</text:span><text:span text:style-name="T2">st</text:span><text:span text:style-name="T2">_l</text:span><text:span text:style-name="T2">o</text:span><text:span text:style-name="T2">gi</text:span><text:span text:style-name="T2">n</text:span></text:p>
          <text:p text:style-name="P1"><text:span text:style-name="T2">is</text:span><text:span text:style-name="T2">_</text:span><text:span text:style-name="T2">s</text:span><text:span text:style-name="T2">u</text:span><text:span text:style-name="T2">p</text:span><text:span text:style-name="T2">er</text:span><text:span text:style-name="T2">u</text:span><text:span text:style-name="T2">s</text:span><text:span text:style-name="T2">er</text:span></text:p>
          <text:p text:style-name="P1"><text:span text:style-name="T2">u</text:span><text:span text:style-name="T2">s</text:span><text:span text:style-name="T2">er</text:span><text:span text:style-name="T2">n</text:span><text:span text:style-name="T2">a</text:span><text:span text:style-name="T2">m</text:span><text:span text:style-name="T2">e</text:span></text:p>
          <text:p text:style-name="P1"><text:span text:style-name="T2">fir</text:span><text:span text:style-name="T2">st</text:span><text:span text:style-name="T2">_</text:span><text:span text:style-name="T2">n</text:span><text:span text:style-name="T2">a</text:span><text:span text:style-name="T2">m</text:span><text:span text:style-name="T2">e</text:span></text:p>
          <text:p text:style-name="P1"><text:span text:style-name="T2">la</text:span><text:span text:style-name="T2">st</text:span><text:span text:style-name="T2">_</text:span><text:span text:style-name="T2">n</text:span><text:span text:style-name="T2">a</text:span><text:span text:style-name="T2">m</text:span><text:span text:style-name="T2">e</text:span></text:p>
          <text:p text:style-name="P1"><text:span text:style-name="T2">e</text:span><text:span text:style-name="T2">m</text:span><text:span text:style-name="T2">ai</text:span><text:span text:style-name="T2">l</text:span></text:p>
          <text:p text:style-name="P1"><text:span text:style-name="T2">is</text:span><text:span text:style-name="T2">_</text:span><text:span text:style-name="T2">st</text:span><text:span text:style-name="T2">af</text:span><text:span text:style-name="T2">f</text:span></text:p>
          <text:p text:style-name="P1"><text:span text:style-name="T2">is</text:span><text:span text:style-name="T2">_</text:span><text:span text:style-name="T2">a</text:span><text:span text:style-name="T2">cti</text:span><text:span text:style-name="T2">v</text:span><text:span text:style-name="T2">e</text:span></text:p>
          <text:p text:style-name="P1"><text:span text:style-name="T2">d</text:span><text:span text:style-name="T2">at</text:span><text:span text:style-name="T2">e</text:span><text:span text:style-name="T2">_j</text:span><text:span text:style-name="T2">oi</text:span><text:span text:style-name="T2">n</text:span><text:span text:style-name="T2">e</text:span><text:span text:style-name="T2">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91cm" svg:height="4.8cm" svg:x="6.7cm" svg:y="11.664cm">
          <text:p text:style-name="P1"><text:span text:style-name="T1">News</text:span></text:p>
          <text:p text:style-name="P1"><text:span text:style-name="T2"># id</text:span></text:p>
          <text:p text:style-name="P3"><text:span text:style-name="T2">article_title</text:span></text:p>
          <text:p text:style-name="P3"><text:span text:style-name="T2">article_text</text:span></text:p>
          <text:p text:style-name="P3"><text:span text:style-name="T2">article_desc</text:span><text:span text:style-name="T2">ription</text:span></text:p>
          <text:p text:style-name="P3"><text:span text:style-name="T2">article_url</text:span></text:p>
          <text:p text:style-name="P3"><text:span text:style-name="T2">article_date</text:span></text:p>
          <text:p text:style-name="P3"><text:span text:style-name="T2">article_img_</text:span><text:span text:style-name="T2">href</text:span></text:p>
          <text:p text:style-name="P3"><text:span text:style-name="T2">create_date</text:span></text:p>
          <text:p text:style-name="P3"><text:span text:style-name="T2">vote_down</text:span></text:p>
          <text:p text:style-name="P1"><text:span text:style-name="T2">vote_up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8cm" svg:height="5.5cm" svg:x="15.422cm" svg:y="4.9cm">
          <text:p text:style-name="P1"><text:span text:style-name="T1">B</text:span><text:span text:style-name="T1">lo</text:span><text:span text:style-name="T1">g</text:span><text:span text:style-name="T1">A</text:span><text:span text:style-name="T1">rt</text:span><text:span text:style-name="T1">ic</text:span><text:span text:style-name="T1">le</text:span><text:span text:style-name="T1">s</text:span></text:p>
          <text:p text:style-name="P1"><text:span text:style-name="T2"># </text:span><text:span text:style-name="T2">id</text:span></text:p>
          <text:p text:style-name="P1"><text:span text:style-name="T2">bl</text:span><text:span text:style-name="T2">o</text:span><text:span text:style-name="T2">g</text:span><text:span text:style-name="T2">_t</text:span><text:span text:style-name="T2">itl</text:span><text:span text:style-name="T2">e</text:span></text:p>
          <text:p text:style-name="P1"><text:span text:style-name="T2">bl</text:span><text:span text:style-name="T2">o</text:span><text:span text:style-name="T2">g</text:span><text:span text:style-name="T2">_</text:span><text:span text:style-name="T2">d</text:span><text:span text:style-name="T2">e</text:span><text:span text:style-name="T2">sc</text:span><text:span text:style-name="T2">ri</text:span><text:span text:style-name="T2">pt</text:span><text:span text:style-name="T2">io</text:span><text:span text:style-name="T2">n</text:span></text:p>
          <text:p text:style-name="P1"><text:span text:style-name="T2">bl</text:span><text:span text:style-name="T2">o</text:span><text:span text:style-name="T2">g</text:span><text:span text:style-name="T2">_t</text:span><text:span text:style-name="T2">e</text:span><text:span text:style-name="T2">xt</text:span></text:p>
          <text:p text:style-name="P1"><text:span text:style-name="T2">cr</text:span><text:span text:style-name="T2">e</text:span><text:span text:style-name="T2">at</text:span><text:span text:style-name="T2">e</text:span><text:span text:style-name="T2">_</text:span><text:span text:style-name="T2">d</text:span><text:span text:style-name="T2">at</text:span><text:span text:style-name="T2">e</text:span></text:p>
          <text:p text:style-name="P1"><text:span text:style-name="T2">bl</text:span><text:span text:style-name="T2">o</text:span><text:span text:style-name="T2">g</text:span><text:span text:style-name="T2">_i</text:span><text:span text:style-name="T2">m</text:span><text:span text:style-name="T2">a</text:span><text:span text:style-name="T2">g</text:span><text:span text:style-name="T2">e</text:span></text:p>
          <text:p text:style-name="P1"><text:span text:style-name="T2">v</text:span><text:span text:style-name="T2">ot</text:span><text:span text:style-name="T2">e</text:span><text:span text:style-name="T2">_</text:span><text:span text:style-name="T2">d</text:span><text:span text:style-name="T2">o</text:span><text:span text:style-name="T2">w</text:span><text:span text:style-name="T2">n</text:span></text:p>
          <text:p text:style-name="P1"><text:span text:style-name="T2">v</text:span><text:span text:style-name="T2">ot</text:span><text:span text:style-name="T2">e</text:span><text:span text:style-name="T2">_</text:span><text:span text:style-name="T2">u</text:span><text:span text:style-name="T2">p</text:span></text:p>
          <text:p text:style-name="P1"><text:span text:style-name="T2">h</text:span><text:span text:style-name="T2">ei</text:span><text:span text:style-name="T2">g</text:span><text:span text:style-name="T2">ht</text:span><text:span text:style-name="T2">_f</text:span><text:span text:style-name="T2">ie</text:span><text:span text:style-name="T2">ld</text:span></text:p>
          <text:p text:style-name="P1"><text:span text:style-name="T2">wi</text:span><text:span text:style-name="T2">dt</text:span><text:span text:style-name="T2">h</text:span><text:span text:style-name="T2">_f</text:span><text:span text:style-name="T2">ie</text:span><text:span text:style-name="T2">ld</text:span></text:p>
          <text:p text:style-name="P1"><text:span text:style-name="T2">a</text:span><text:span text:style-name="T2">ut</text:span><text:span text:style-name="T2">h</text:span><text:span text:style-name="T2">or</text:span><text:span text:style-name="T2">_i</text:span><text:span text:style-name="T2">d</text:span></text:p>
          <text:p text:style-name="P1"><text:span text:style-name="T2">vi</text:span><text:span text:style-name="T2">si</text:span><text:span text:style-name="T2">bl</text:span><text:span text:style-name="T2">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2.3cm" svg:x="14.3cm" svg:y="12.9cm">
          <text:p text:style-name="P1"><text:span text:style-name="T1">Ta</text:span><text:span text:style-name="T1">gs</text:span></text:p>
          <text:p text:style-name="P1"><text:span text:style-name="T2"># id</text:span></text:p>
          <text:p text:style-name="P1"><text:span text:style-name="T2">tag</text:span><text:span text:style-name="T2">_n</text:span><text:span text:style-name="T2">am</text:span><text:span text:style-name="T2">e</text:span></text:p>
          <text:p text:style-name="P1"><text:span text:style-name="T2">tag</text:span><text:span text:style-name="T2">_sc</text:span><text:span text:style-name="T2">ore</text:span></text:p>
          <text:p text:style-name="P1"><text:span text:style-name="T2">cre</text:span><text:span text:style-name="T2">ate</text:span><text:span text:style-name="T2">_d</text:span><text:span text:style-name="T2">at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7.6cm" svg:x2="7.2cm" svg:y2="7.564cm">
          <text:p/>
        </draw:line>
        <draw:line draw:style-name="gr7" draw:text-style-name="P4" draw:layer="layout" svg:x1="11.4cm" svg:y1="7.564cm" svg:x2="15.4cm" svg:y2="7.6cm">
          <text:p/>
        </draw:line>
        <draw:line draw:style-name="gr7" draw:text-style-name="P4" draw:layer="layout" svg:x1="9.3cm" svg:y1="3.664cm" svg:x2="9.3cm" svg:y2="5.064cm">
          <text:p/>
        </draw:line>
        <draw:line draw:style-name="gr7" draw:text-style-name="P4" draw:layer="layout" svg:x1="9.3cm" svg:y1="10.164cm" svg:x2="9.3cm" svg:y2="11.664cm">
          <text:p/>
        </draw:line>
        <draw:line draw:style-name="gr7" draw:text-style-name="P4" draw:layer="layout" svg:x1="11.9cm" svg:y1="14.064cm" svg:x2="14.3cm" svg:y2="14.1cm">
          <text:p/>
        </draw:line>
        <draw:frame draw:style-name="gr8" draw:text-style-name="P5" draw:layer="layout" svg:width="2.725cm" svg:height="0.649cm" svg:x="9.1cm" svg:y="4.064cm">
          <draw:text-box>
            <text:p><text:span text:style-name="T2">corespunde</text:span></text:p>
          </draw:text-box>
        </draw:frame>
        <draw:frame draw:style-name="gr8" draw:text-style-name="P5" draw:layer="layout" svg:width="2.725cm" svg:height="0.649cm" svg:x="4.475cm" svg:y="6.951cm">
          <draw:text-box>
            <text:p><text:span text:style-name="T2">corespunde</text:span></text:p>
          </draw:text-box>
        </draw:frame>
        <draw:line draw:style-name="gr7" draw:text-style-name="P4" draw:layer="layout" svg:x1="11.4cm" svg:y1="8.564cm" svg:x2="15.4cm" svg:y2="8.6cm">
          <text:p/>
        </draw:line>
        <draw:frame draw:style-name="gr9" draw:text-style-name="P5" draw:layer="layout" svg:width="1.848cm" svg:height="0.649cm" svg:x="12.452cm" svg:y="7cm">
          <draw:text-box>
            <text:p><text:span text:style-name="T2">publică</text:span></text:p>
          </draw:text-box>
        </draw:frame>
        <draw:frame draw:style-name="gr8" draw:text-style-name="P5" draw:layer="layout" svg:width="1.992cm" svg:height="0.649cm" svg:x="12.408cm" svg:y="8.6cm">
          <draw:text-box>
            <text:p><text:span text:style-name="T2">votează</text:span></text:p>
          </draw:text-box>
        </draw:frame>
        <draw:frame draw:style-name="gr8" draw:text-style-name="P5" draw:layer="layout" svg:width="1.992cm" svg:height="0.649cm" svg:x="9.252cm" svg:y="10.6cm">
          <draw:text-box>
            <text:p><text:span text:style-name="T2">votează</text:span></text:p>
          </draw:text-box>
        </draw:frame>
        <draw:frame draw:style-name="gr8" draw:text-style-name="P5" draw:layer="layout" svg:width="1.116cm" svg:height="0.649cm" svg:x="12.384cm" svg:y="13.451cm">
          <draw:text-box>
            <text:p><text:span text:style-name="T2">are</text:span></text:p>
          </draw:text-box>
        </draw:frame>
        <draw:frame draw:style-name="gr8" draw:text-style-name="P5" draw:layer="layout" svg:width="0.739cm" svg:height="0.649cm" svg:x="4.384cm" svg:y="7.7cm">
          <draw:text-box>
            <text:p><text:span text:style-name="T2">1</text:span></text:p>
          </draw:text-box>
        </draw:frame>
        <draw:frame draw:style-name="gr8" draw:text-style-name="P5" draw:layer="layout" svg:width="0.739cm" svg:height="0.649cm" svg:x="6.561cm" svg:y="7.7cm">
          <draw:text-box>
            <text:p><text:span text:style-name="T2">1</text:span></text:p>
          </draw:text-box>
        </draw:frame>
        <draw:frame draw:style-name="gr8" draw:text-style-name="P5" draw:layer="layout" svg:width="0.739cm" svg:height="0.649cm" svg:x="8.6cm" svg:y="3.651cm">
          <draw:text-box>
            <text:p><text:span text:style-name="T2">1</text:span></text:p>
          </draw:text-box>
        </draw:frame>
        <draw:frame draw:style-name="gr8" draw:text-style-name="P5" draw:layer="layout" svg:width="0.739cm" svg:height="0.649cm" svg:x="8.6cm" svg:y="4.551cm">
          <draw:text-box>
            <text:p><text:span text:style-name="T2">1</text:span></text:p>
          </draw:text-box>
        </draw:frame>
        <draw:frame draw:style-name="gr8" draw:text-style-name="P5" draw:layer="layout" svg:width="0.739cm" svg:height="0.649cm" svg:x="11.3cm" svg:y="7cm">
          <draw:text-box>
            <text:p><text:span text:style-name="T2">1</text:span></text:p>
          </draw:text-box>
        </draw:frame>
        <draw:frame draw:style-name="gr8" draw:text-style-name="P5" draw:layer="layout" svg:width="1.37cm" svg:height="0.649cm" svg:x="14.23cm" svg:y="6.951cm">
          <draw:text-box>
            <text:p><text:span text:style-name="T2">M(0)</text:span></text:p>
          </draw:text-box>
        </draw:frame>
        <draw:frame draw:style-name="gr8" draw:text-style-name="P5" draw:layer="layout" svg:width="1.37cm" svg:height="0.649cm" svg:x="14.23cm" svg:y="8.651cm">
          <draw:text-box>
            <text:p><text:span text:style-name="T2">M(0)</text:span></text:p>
          </draw:text-box>
        </draw:frame>
        <draw:frame draw:style-name="gr8" draw:text-style-name="P5" draw:layer="layout" svg:width="1.37cm" svg:height="0.649cm" svg:x="11.261cm" svg:y="8.651cm">
          <draw:text-box>
            <text:p><text:span text:style-name="T2">M(0)</text:span></text:p>
          </draw:text-box>
        </draw:frame>
        <draw:frame draw:style-name="gr8" draw:text-style-name="P5" draw:layer="layout" svg:width="1.37cm" svg:height="0.649cm" svg:x="8.1cm" svg:y="10.2cm">
          <draw:text-box>
            <text:p><text:span text:style-name="T2">M(0)</text:span></text:p>
          </draw:text-box>
        </draw:frame>
        <draw:frame draw:style-name="gr10" draw:text-style-name="P5" draw:layer="layout" svg:width="1.439cm" svg:height="0.649cm" svg:x="8.1cm" svg:y="11.051cm">
          <draw:text-box>
            <text:p><text:span text:style-name="T2">M(0)</text:span></text:p>
          </draw:text-box>
        </draw:frame>
        <draw:frame draw:style-name="gr8" draw:text-style-name="P5" draw:layer="layout" svg:width="1.37cm" svg:height="0.649cm" svg:x="11.7cm" svg:y="14.151cm">
          <draw:text-box>
            <text:p><text:span text:style-name="T2">M(1)</text:span></text:p>
          </draw:text-box>
        </draw:frame>
        <draw:frame draw:style-name="gr8" draw:text-style-name="P5" draw:layer="layout" svg:width="1.37cm" svg:height="0.649cm" svg:x="13.13cm" svg:y="14.151cm">
          <draw:text-box>
            <text:p><text:span text:style-name="T2">M(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8:19:41.336000000</meta:creation-date>
    <dc:date>2018-05-13T07:11:22.755513370</dc:date>
    <meta:editing-duration>PT52M16S</meta:editing-duration>
    <meta:editing-cycles>23</meta:editing-cycles>
    <meta:generator>LibreOffice/6.0.3.2$Linux_X86_64 LibreOffice_project/00m0$Build-2</meta:generator>
    <meta:document-statistic meta:object-count="30"/>
  </office:meta>
</office:document-meta>
</file>